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blic class HelloWorld {</text:p>
      <text:p text:style-name="Standard"><text:s text:c="4"/></text:p>
      <text:p text:style-name="Standard"><text:s text:c="4"/>// Your program begins with a call to main().</text:p>
      <text:p text:style-name="Standard"><text:s text:c="4"/>// Prints "Hello, World" to the terminal window.</text:p>
      <text:p text:style-name="Standard"><text:s text:c="4"/>public static void main(String[] args)</text:p>
      <text:p text:style-name="Standard"><text:s text:c="4"/>{</text:p>
      <text:p text:style-name="Standard"><text:s text:c="8"/>System.out.println("Hello, World");</text:p>
      <text:p text:style-name="Standard"><text:s text:c="4"/>}</text:p>
      <text:p text:style-name="Standard">}p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9T10:13:22.199049002</meta:creation-date>
    <dc:date>2025-07-09T10:34:29.285539868</dc:date>
    <meta:editing-duration>PT10M5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9" meta:word-count="31" meta:character-count="226" meta:non-whitespace-character-count="171"/>
  </office:meta>
</office:document-meta>
</file>